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Object_20_without_20_fill_5f_1">
      <style:graphic-properties draw:textarea-vertical-align="middle" draw:auto-grow-height="false" fo:min-height="17.456cm" fo:min-width="8.125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2.3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04cm" fo:min-width="0cm"/>
      <style:paragraph-properties style:writing-mode="lr-tb"/>
    </style:style>
    <style:style style:name="gr42" style:family="graphic" style:parent-style-name="Object_20_without_20_fill_5f_2">
      <style:graphic-properties draw:textarea-vertical-align="middle" draw:auto-grow-height="false" fo:min-height="17.456cm" fo:min-width="6.728cm"/>
    </style:style>
    <style:style style:name="gr43" style:family="graphic" style:parent-style-name="Untitled1">
      <style:graphic-properties draw:textarea-vertical-align="middle" draw:auto-grow-height="false" fo:min-height="17.456cm" fo:min-width="9.68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fo:font-size="15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style:text-position="-33% 58%"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-33% 58%" fo:font-size="14pt" style:font-size-asian="18pt" style:font-size-complex="18pt"/>
    </style:style>
    <style:style style:name="T5" style:family="text">
      <style:text-properties style:text-position="0% 100%" fo:font-size="15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letter-kerning="true" style:font-name-asian="AR PL SungtiL GB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15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4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4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6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4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4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4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4" draw:layer="layout" svg:width="1.842cm" svg:height="1.843cm" svg:x="4.407cm" svg:y="4.19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4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4" draw:layer="layout" svg:width="1.534cm" svg:height="1.535cm" draw:transform="rotate (1.5707963267949) translate (15.416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4" draw:layer="layout" svg:width="2.796cm" svg:height="2.563cm" draw:transform="rotate (1.5707963267949) translate (15.116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796cm" svg:height="2.563cm" draw:transform="rotate (1.5707963267949) translate (19.8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1" draw:text-style-name="P4" draw:layer="layout" svg:width="8.625cm" svg:height="17.706cm" svg:x="8.228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842cm" svg:height="1.843cm" svg:x="2.119cm" svg:y="9.66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4.167cm" svg:y1="3.953cm" svg:x2="4.167cm" svg:y2="1.937cm">
            <text:p/>
          </draw:line>
          <draw:line draw:style-name="gr8" draw:text-style-name="P2" draw:layer="layout" svg:x1="4.167cm" svg:y1="3.953cm" svg:x2="4.167cm" svg:y2="1.937cm">
            <text:p/>
          </draw:line>
          <draw:line draw:style-name="gr8" draw:text-style-name="P2" draw:layer="layout" svg:x1="5.067cm" svg:y1="3.953cm" svg:x2="5.067cm" svg:y2="1.937cm">
            <text:p/>
          </draw:line>
          <draw:line draw:style-name="gr8" draw:text-style-name="P2" draw:layer="layout" svg:x1="6.283cm" svg:y1="2.959cm" svg:x2="5.06cm" svg:y2="2.943cm">
            <text:p/>
          </draw:line>
          <draw:line draw:style-name="gr8" draw:text-style-name="P2" draw:layer="layout" svg:x1="4.185cm" svg:y1="2.959cm" svg:x2="2.962cm" svg:y2="2.943cm">
            <text:p/>
          </draw:line>
        </draw:g>
        <draw:line draw:style-name="gr22" draw:text-style-name="P2" draw:layer="layout" svg:x1="3.013cm" svg:y1="9.671cm" svg:x2="3.016cm" svg:y2="3.016cm">
          <text:p/>
        </draw:line>
        <draw:line draw:style-name="gr22" draw:text-style-name="P2" draw:layer="layout" svg:x1="2.99cm" svg:y1="18.044cm" svg:x2="3.044cm" svg:y2="11.507cm">
          <text:p/>
        </draw:line>
        <draw:g>
          <draw:line draw:style-name="gr8" draw:text-style-name="P2" draw:layer="layout" svg:x1="5.086cm" svg:y1="12.434cm" svg:x2="4.655cm" svg:y2="12.085cm">
            <text:p/>
          </draw:line>
          <draw:line draw:style-name="gr8" draw:text-style-name="P2" draw:layer="layout" svg:x1="5.502cm" svg:y1="11.33cm" svg:x2="4.656cm" svg:y2="12.091cm">
            <text:p/>
          </draw:line>
          <draw:line draw:style-name="gr8" draw:text-style-name="P2" draw:layer="layout" svg:x1="5.518cm" svg:y1="9.865cm" svg:x2="4.641cm" svg:y2="9.132cm">
            <text:p/>
          </draw:line>
          <draw:line draw:style-name="gr8" draw:text-style-name="P2" draw:layer="layout" svg:x1="5.522cm" svg:y1="11.366cm" svg:x2="4.645cm" svg:y2="10.633cm">
            <text:p/>
          </draw:line>
          <draw:line draw:style-name="gr8" draw:text-style-name="P2" draw:layer="layout" svg:x1="5.513cm" svg:y1="9.834cm" svg:x2="4.667cm" svg:y2="10.595cm">
            <text:p/>
          </draw:line>
          <draw:line draw:style-name="gr8" draw:text-style-name="P2" draw:layer="layout" svg:x1="5.482cm" svg:y1="8.352cm" svg:x2="4.636cm" svg:y2="9.113cm">
            <text:p/>
          </draw:line>
          <draw:line draw:style-name="gr8" draw:text-style-name="P2" draw:layer="layout" svg:x1="5.44cm" svg:y1="8.366cm" svg:x2="5.009cm" svg:y2="8.017cm">
            <text:p/>
          </draw:line>
        </draw:g>
        <draw:line draw:style-name="gr22" draw:text-style-name="P2" draw:layer="layout" svg:x1="2.964cm" svg:y1="18cm" svg:x2="26.035cm" svg:y2="18.018cm">
          <text:p/>
        </draw:line>
        <draw:line draw:style-name="gr22" draw:text-style-name="P2" draw:layer="layout" svg:x1="5cm" svg:y1="7.011cm" svg:x2="5.026cm" svg:y2="8.017cm">
          <text:p/>
        </draw:line>
        <draw:line draw:style-name="gr22" draw:text-style-name="P2" draw:layer="layout" svg:x1="9.021cm" svg:y1="3.001cm" svg:x2="8.969cm" svg:y2="7.223cm">
          <text:p/>
        </draw:line>
        <draw:line draw:style-name="gr22" draw:text-style-name="P2" draw:layer="layout" svg:x1="6.266cm" svg:y1="2.949cm" svg:x2="9.075cm" svg:y2="2.963cm">
          <text:p/>
        </draw:line>
        <draw:line draw:style-name="gr22" draw:text-style-name="P2" draw:layer="layout" svg:x1="8.923cm" svg:y1="7.229cm" svg:x2="11.615cm" svg:y2="7.249cm">
          <text:p/>
        </draw:line>
        <draw:line draw:style-name="gr22" draw:text-style-name="P2" draw:layer="layout" svg:x1="16.457cm" svg:y1="2.99cm" svg:x2="16.457cm" svg:y2="10.98cm">
          <text:p/>
        </draw:line>
        <draw:g>
          <draw:line draw:style-name="gr8" draw:text-style-name="P2" draw:layer="layout" svg:x1="19.988cm" svg:y1="7.271cm" svg:x2="22.004cm" svg:y2="7.271cm">
            <text:p/>
          </draw:line>
          <draw:line draw:style-name="gr8" draw:text-style-name="P2" draw:layer="layout" svg:x1="19.988cm" svg:y1="7.271cm" svg:x2="22.004cm" svg:y2="7.271cm">
            <text:p/>
          </draw:line>
          <draw:line draw:style-name="gr8" draw:text-style-name="P2" draw:layer="layout" svg:x1="19.988cm" svg:y1="7.926cm" svg:x2="22.004cm" svg:y2="7.926cm">
            <text:p/>
          </draw:line>
          <draw:line draw:style-name="gr8" draw:text-style-name="P2" draw:layer="layout" svg:x1="20.982cm" svg:y1="8.812cm" svg:x2="20.998cm" svg:y2="7.921cm">
            <text:p/>
          </draw:line>
          <draw:line draw:style-name="gr8" draw:text-style-name="P2" draw:layer="layout" svg:x1="20.982cm" svg:y1="7.284cm" svg:x2="20.998cm" svg:y2="6.393cm">
            <text:p/>
          </draw:line>
        </draw:g>
        <draw:line draw:style-name="gr22" draw:text-style-name="P2" draw:layer="layout" svg:x1="12.805cm" svg:y1="6.202cm" svg:x2="12.804cm" svg:y2="7.299cm">
          <text:p/>
        </draw:line>
        <draw:line draw:style-name="gr22" draw:text-style-name="P2" draw:layer="layout" svg:x1="12.902cm" svg:y1="8.527cm" svg:x2="13.316cm" svg:y2="9.188cm">
          <text:p/>
        </draw:line>
        <draw:custom-shape draw:style-name="gr11" draw:text-style-name="P4" draw:layer="layout" svg:width="0.348cm" svg:height="0.35cm" svg:x="13.134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2.632cm" svg:y="5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2.857cm" svg:y="2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.856cm" svg:height="0.966cm" svg:x="11.994cm" svg:y="5.146cm">
          <draw:text-box>
            <text:p><text:span text:style-name="T1">V</text:span><text:span text:style-name="T2">cc</text:span><text:span text:style-name="T1"> = 5.0V</text:span></text:p>
          </draw:text-box>
        </draw:frame>
        <draw:frame draw:style-name="gr24" draw:text-style-name="P8" draw:layer="layout" svg:width="3.109cm" svg:height="0.924cm" svg:x="13.284cm" svg:y="8.867cm">
          <draw:text-box>
            <text:p><text:span text:style-name="T3">V</text:span><text:span text:style-name="T4">ee</text:span><text:span text:style-name="T3"> = -5.0V</text:span></text:p>
          </draw:text-box>
        </draw:frame>
        <draw:frame draw:style-name="gr25" draw:text-style-name="P7" draw:layer="layout" svg:width="1.052cm" svg:height="0.966cm" svg:x="4.176cm" svg:y="1cm">
          <draw:text-box>
            <text:p><text:span text:style-name="T1">C</text:span><text:span text:style-name="T2">1</text:span></text:p>
          </draw:text-box>
        </draw:frame>
        <draw:frame draw:style-name="gr26" draw:text-style-name="P9" draw:layer="layout" svg:width="1.458cm" svg:height="1.138cm" svg:x="3.648cm" svg:y="8.07cm">
          <draw:text-box>
            <text:p><text:span text:style-name="T5">1kΩ</text:span></text:p>
          </draw:text-box>
        </draw:frame>
        <draw:g>
          <draw:line draw:style-name="gr8" draw:text-style-name="P2" draw:layer="layout" svg:x1="15.662cm" svg:y1="19.028cm" svg:x2="12.171cm" svg:y2="19.048cm">
            <text:p/>
          </draw:line>
          <draw:line draw:style-name="gr8" draw:text-style-name="P2" draw:layer="layout" svg:x1="15.664cm" svg:y1="19.017cm" svg:x2="12.173cm" svg:y2="19.037cm">
            <text:p/>
          </draw:line>
          <draw:line draw:style-name="gr8" draw:text-style-name="P2" draw:layer="layout" svg:x1="13.124cm" svg:y1="19.48cm" svg:x2="14.859cm" svg:y2="19.48cm">
            <text:p/>
          </draw:line>
          <draw:line draw:style-name="gr8" draw:text-style-name="P2" draw:layer="layout" svg:x1="13.593cm" svg:y1="19.867cm" svg:x2="14.427cm" svg:y2="19.867cm">
            <text:p/>
          </draw:line>
          <draw:line draw:style-name="gr8" draw:text-style-name="P2" draw:layer="layout" svg:x1="13.962cm" svg:y1="19cm" svg:x2="13.976cm" svg:y2="18.002cm">
            <text:p/>
          </draw:line>
        </draw:g>
        <draw:frame draw:style-name="gr25" draw:text-style-name="P7" draw:layer="layout" svg:width="1.09cm" svg:height="0.966cm" svg:x="1cm" svg:y="10.013cm">
          <draw:text-box>
            <text:p><text:span text:style-name="T1">V</text:span><text:span text:style-name="T2">in</text:span></text:p>
          </draw:text-box>
        </draw:frame>
        <draw:g>
          <draw:line draw:style-name="gr8" draw:text-style-name="P2" draw:layer="layout" svg:x1="7.01cm" svg:y1="12.488cm" svg:x2="6.579cm" svg:y2="12.136cm">
            <text:p/>
          </draw:line>
          <draw:line draw:style-name="gr8" draw:text-style-name="P2" draw:layer="layout" svg:x1="7.426cm" svg:y1="11.375cm" svg:x2="6.58cm" svg:y2="12.142cm">
            <text:p/>
          </draw:line>
          <draw:line draw:style-name="gr8" draw:text-style-name="P2" draw:layer="layout" svg:x1="7.442cm" svg:y1="9.898cm" svg:x2="6.565cm" svg:y2="9.159cm">
            <text:p/>
          </draw:line>
          <draw:line draw:style-name="gr8" draw:text-style-name="P2" draw:layer="layout" svg:x1="7.446cm" svg:y1="11.412cm" svg:x2="6.569cm" svg:y2="10.673cm">
            <text:p/>
          </draw:line>
          <draw:line draw:style-name="gr8" draw:text-style-name="P2" draw:layer="layout" svg:x1="7.437cm" svg:y1="9.867cm" svg:x2="6.591cm" svg:y2="10.634cm">
            <text:p/>
          </draw:line>
          <draw:line draw:style-name="gr8" draw:text-style-name="P2" draw:layer="layout" svg:x1="7.406cm" svg:y1="8.372cm" svg:x2="6.56cm" svg:y2="9.139cm">
            <text:p/>
          </draw:line>
          <draw:line draw:style-name="gr8" draw:text-style-name="P2" draw:layer="layout" svg:x1="7.364cm" svg:y1="8.387cm" svg:x2="6.933cm" svg:y2="8.035cm">
            <text:p/>
          </draw:line>
        </draw:g>
        <draw:line draw:style-name="gr22" draw:text-style-name="P2" draw:layer="layout" svg:x1="6.958cm" svg:y1="6.985cm" svg:x2="6.958cm" svg:y2="8.042cm">
          <text:p/>
        </draw:line>
        <draw:line draw:style-name="gr22" draw:text-style-name="P2" draw:layer="layout" svg:x1="5cm" svg:y1="7.038cm" svg:x2="7.011cm" svg:y2="7.038cm">
          <text:p/>
        </draw:line>
        <draw:line draw:style-name="gr22" draw:text-style-name="P2" draw:layer="layout" svg:x1="6.011cm" svg:y1="13.991cm" svg:x2="6.006cm" svg:y2="17.939cm">
          <text:p/>
        </draw:line>
        <draw:line draw:style-name="gr22" draw:text-style-name="P2" draw:layer="layout" svg:x1="5.001cm" svg:y1="7.011cm" svg:x2="5.027cm" svg:y2="8.017cm">
          <text:p/>
        </draw:line>
        <draw:line draw:style-name="gr22" draw:text-style-name="P2" draw:layer="layout" svg:x1="5.001cm" svg:y1="7.038cm" svg:x2="7.012cm" svg:y2="7.038cm">
          <text:p/>
        </draw:line>
        <draw:line draw:style-name="gr22" draw:text-style-name="P2" draw:layer="layout" svg:x1="6.958cm" svg:y1="13.918cm" svg:x2="6.984cm" svg:y2="12.435cm">
          <text:p/>
        </draw:line>
        <draw:line draw:style-name="gr22" draw:text-style-name="P2" draw:layer="layout" svg:x1="5cm" svg:y1="13.971cm" svg:x2="7.011cm" svg:y2="13.971cm">
          <text:p/>
        </draw:line>
        <draw:line draw:style-name="gr22" draw:text-style-name="P2" draw:layer="layout" svg:x1="5.026cm" svg:y1="13.97cm" svg:x2="5.053cm" svg:y2="12.435cm">
          <text:p/>
        </draw:line>
        <draw:line draw:style-name="gr22" draw:text-style-name="P2" draw:layer="layout" svg:x1="5.001cm" svg:y1="13.971cm" svg:x2="7.012cm" svg:y2="13.971cm">
          <text:p/>
        </draw:line>
        <draw:line draw:style-name="gr22" draw:text-style-name="P2" draw:layer="layout" svg:x1="5.98cm" svg:y1="2.937cm" svg:x2="5.981cm" svg:y2="7.012cm">
          <text:p/>
        </draw:line>
        <draw:custom-shape draw:style-name="gr11" draw:text-style-name="P4" draw:layer="layout" svg:width="0.348cm" svg:height="0.35cm" svg:x="5.802cm" svg:y="2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1.755cm" svg:height="0.839cm" svg:x="6.749cm" svg:y="8.645cm">
          <draw:text-box>
            <text:p text:style-name="P10"><text:span text:style-name="T5">10kΩ</text:span></text:p>
          </draw:text-box>
        </draw:frame>
        <draw:line draw:style-name="gr22" draw:text-style-name="P2" draw:layer="layout" svg:x1="14.031cm" svg:y1="7.97cm" svg:x2="16.431cm" svg:y2="7.964cm">
          <text:p/>
        </draw:line>
        <draw:g>
          <draw:glue-point draw:id="4" svg:x="-4.828cm" svg:y="-2.346cm"/>
          <draw:glue-point draw:id="5" svg:x="-4.828cm" svg:y="2.296cm"/>
          <draw:custom-shape draw:style-name="gr28" draw:text-style-name="P4" draw:layer="layout" svg:width="2.796cm" svg:height="2.563cm" draw:transform="rotate (1.5707963267949) translate (11.632cm 9.3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1.619cm" svg:y="6.838cm">
            <draw:text-box>
              <text:p>+</text:p>
              <text:p/>
              <text:p>-</text:p>
            </draw:text-box>
          </draw:frame>
        </draw:g>
        <draw:line draw:style-name="gr22" draw:text-style-name="P2" draw:layer="layout" svg:x1="8.996cm" svg:y1="8.784cm" svg:x2="9.022cm" svg:y2="11.986cm">
          <text:p/>
        </draw:line>
        <draw:line draw:style-name="gr22" draw:text-style-name="P2" draw:layer="layout" svg:x1="8.95cm" svg:y1="8.791cm" svg:x2="11.642cm" svg:y2="8.811cm">
          <text:p/>
        </draw:line>
        <draw:custom-shape draw:style-name="gr11" draw:text-style-name="P4" draw:layer="layout" svg:width="0.348cm" svg:height="0.35cm" svg:x="16.297cm" svg:y="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12.51cm" svg:y1="10.961cm" svg:x2="12.324cm" svg:y2="11.294cm">
            <text:p/>
          </draw:line>
          <draw:line draw:style-name="gr8" draw:text-style-name="P2" draw:layer="layout" svg:x1="11.912cm" svg:y1="10.651cm" svg:x2="12.328cm" svg:y2="11.294cm">
            <text:p/>
          </draw:line>
          <draw:line draw:style-name="gr8" draw:text-style-name="P2" draw:layer="layout" svg:x1="11.12cm" svg:y1="10.65cm" svg:x2="10.729cm" svg:y2="11.328cm">
            <text:p/>
          </draw:line>
          <draw:line draw:style-name="gr8" draw:text-style-name="P2" draw:layer="layout" svg:x1="11.931cm" svg:y1="10.635cm" svg:x2="11.54cm" svg:y2="11.313cm">
            <text:p/>
          </draw:line>
          <draw:line draw:style-name="gr8" draw:text-style-name="P2" draw:layer="layout" svg:x1="11.104cm" svg:y1="10.654cm" svg:x2="11.52cm" svg:y2="11.297cm">
            <text:p/>
          </draw:line>
          <draw:line draw:style-name="gr8" draw:text-style-name="P2" draw:layer="layout" svg:x1="10.303cm" svg:y1="10.689cm" svg:x2="10.719cm" svg:y2="11.332cm">
            <text:p/>
          </draw:line>
          <draw:line draw:style-name="gr8" draw:text-style-name="P2" draw:layer="layout" svg:x1="10.311cm" svg:y1="10.721cm" svg:x2="10.125cm" svg:y2="11.054cm">
            <text:p/>
          </draw:line>
        </draw:g>
        <draw:line draw:style-name="gr22" draw:text-style-name="P2" draw:layer="layout" svg:x1="8.996cm" svg:y1="11.007cm" svg:x2="10.16cm" svg:y2="11.033cm">
          <text:p/>
        </draw:line>
        <draw:custom-shape draw:style-name="gr11" draw:text-style-name="P4" draw:layer="layout" svg:width="0.348cm" svg:height="0.35cm" svg:x="8.864cm" svg:y="10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1" draw:layer="layout" svg:width="2.438cm" svg:height="0.839cm" svg:x="10.315cm" svg:y="11.376cm">
          <draw:text-box>
            <text:p text:style-name="P10"><text:span text:style-name="T5">100kΩ</text:span></text:p>
          </draw:text-box>
        </draw:frame>
        <draw:frame draw:style-name="gr30" draw:text-style-name="P9" draw:layer="layout" svg:width="1.697cm" svg:height="0.839cm" svg:x="9.23cm" svg:y="15.536cm">
          <draw:text-box>
            <text:p><text:span text:style-name="T5">1kΩ</text:span></text:p>
          </draw:text-box>
        </draw:frame>
        <draw:g>
          <draw:line draw:style-name="gr8" draw:text-style-name="P2" draw:layer="layout" svg:x1="9.066cm" svg:y1="14.313cm" svg:x2="8.795cm" svg:y2="14.131cm">
            <text:p/>
          </draw:line>
          <draw:line draw:style-name="gr8" draw:text-style-name="P2" draw:layer="layout" svg:x1="9.327cm" svg:y1="13.737cm" svg:x2="8.796cm" svg:y2="14.135cm">
            <text:p/>
          </draw:line>
          <draw:line draw:style-name="gr8" draw:text-style-name="P2" draw:layer="layout" svg:x1="9.338cm" svg:y1="12.972cm" svg:x2="8.787cm" svg:y2="12.589cm">
            <text:p/>
          </draw:line>
          <draw:line draw:style-name="gr8" draw:text-style-name="P2" draw:layer="layout" svg:x1="9.34cm" svg:y1="13.756cm" svg:x2="8.789cm" svg:y2="13.373cm">
            <text:p/>
          </draw:line>
          <draw:line draw:style-name="gr8" draw:text-style-name="P2" draw:layer="layout" svg:x1="9.334cm" svg:y1="12.956cm" svg:x2="8.803cm" svg:y2="13.354cm">
            <text:p/>
          </draw:line>
          <draw:line draw:style-name="gr8" draw:text-style-name="P2" draw:layer="layout" svg:x1="9.315cm" svg:y1="12.181cm" svg:x2="8.784cm" svg:y2="12.579cm">
            <text:p/>
          </draw:line>
          <draw:line draw:style-name="gr8" draw:text-style-name="P2" draw:layer="layout" svg:x1="9.289cm" svg:y1="12.188cm" svg:x2="9.018cm" svg:y2="12.006cm">
            <text:p/>
          </draw:line>
        </draw:g>
        <draw:line draw:style-name="gr22" draw:text-style-name="P2" draw:layer="layout" svg:x1="8.969cm" svg:y1="17.224cm" svg:x2="8.969cm" svg:y2="18.071cm">
          <text:p/>
        </draw:line>
        <draw:frame draw:style-name="gr31" draw:text-style-name="P11" draw:layer="layout" svg:width="1.459cm" svg:height="0.839cm" svg:x="9.34cm" svg:y="12.594cm">
          <draw:text-box draw:corner-radius="1.985cm">
            <text:p text:style-name="P10"><text:span text:style-name="T5">1kΩ</text:span></text:p>
          </draw:text-box>
        </draw:frame>
        <draw:g>
          <draw:line draw:style-name="gr8" draw:text-style-name="P2" draw:layer="layout" svg:x1="15.633cm" svg:y1="10.935cm" svg:x2="15.447cm" svg:y2="11.268cm">
            <text:p/>
          </draw:line>
          <draw:line draw:style-name="gr8" draw:text-style-name="P2" draw:layer="layout" svg:x1="15.035cm" svg:y1="10.625cm" svg:x2="15.451cm" svg:y2="11.268cm">
            <text:p/>
          </draw:line>
          <draw:line draw:style-name="gr8" draw:text-style-name="P2" draw:layer="layout" svg:x1="14.243cm" svg:y1="10.624cm" svg:x2="13.852cm" svg:y2="11.302cm">
            <text:p/>
          </draw:line>
          <draw:line draw:style-name="gr8" draw:text-style-name="P2" draw:layer="layout" svg:x1="15.054cm" svg:y1="10.609cm" svg:x2="14.663cm" svg:y2="11.287cm">
            <text:p/>
          </draw:line>
          <draw:line draw:style-name="gr8" draw:text-style-name="P2" draw:layer="layout" svg:x1="14.227cm" svg:y1="10.628cm" svg:x2="14.643cm" svg:y2="11.271cm">
            <text:p/>
          </draw:line>
          <draw:line draw:style-name="gr8" draw:text-style-name="P2" draw:layer="layout" svg:x1="13.426cm" svg:y1="10.663cm" svg:x2="13.842cm" svg:y2="11.306cm">
            <text:p/>
          </draw:line>
          <draw:line draw:style-name="gr8" draw:text-style-name="P2" draw:layer="layout" svg:x1="13.434cm" svg:y1="10.695cm" svg:x2="13.248cm" svg:y2="11.028cm">
            <text:p/>
          </draw:line>
        </draw:g>
        <draw:frame draw:style-name="gr32" draw:text-style-name="P11" draw:layer="layout" svg:width="2.145cm" svg:height="0.839cm" svg:x="13.439cm" svg:y="11.322cm">
          <draw:text-box>
            <text:p text:style-name="P10"><text:span text:style-name="T5">100kΩ</text:span></text:p>
          </draw:text-box>
        </draw:frame>
        <draw:line draw:style-name="gr22" draw:text-style-name="P2" draw:layer="layout" svg:x1="12.461cm" svg:y1="11.007cm" svg:x2="13.229cm" svg:y2="11.007cm">
          <text:p/>
        </draw:line>
        <draw:line draw:style-name="gr22" draw:text-style-name="P2" draw:layer="layout" svg:x1="15.61cm" svg:y1="10.98cm" svg:x2="16.458cm" svg:y2="10.981cm">
          <text:p/>
        </draw:line>
        <draw:custom-shape draw:style-name="gr11" draw:text-style-name="P4" draw:layer="layout" svg:width="0.348cm" svg:height="0.35cm" svg:x="12.7cm" svg:y="10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9.013cm" svg:y1="17.224cm" svg:x2="8.742cm" svg:y2="17.042cm">
            <text:p/>
          </draw:line>
          <draw:line draw:style-name="gr8" draw:text-style-name="P2" draw:layer="layout" svg:x1="9.274cm" svg:y1="16.648cm" svg:x2="8.743cm" svg:y2="17.046cm">
            <text:p/>
          </draw:line>
          <draw:line draw:style-name="gr8" draw:text-style-name="P2" draw:layer="layout" svg:x1="9.285cm" svg:y1="15.883cm" svg:x2="8.734cm" svg:y2="15.5cm">
            <text:p/>
          </draw:line>
          <draw:line draw:style-name="gr8" draw:text-style-name="P2" draw:layer="layout" svg:x1="9.287cm" svg:y1="16.667cm" svg:x2="8.736cm" svg:y2="16.284cm">
            <text:p/>
          </draw:line>
          <draw:line draw:style-name="gr8" draw:text-style-name="P2" draw:layer="layout" svg:x1="9.281cm" svg:y1="15.867cm" svg:x2="8.75cm" svg:y2="16.265cm">
            <text:p/>
          </draw:line>
          <draw:line draw:style-name="gr8" draw:text-style-name="P2" draw:layer="layout" svg:x1="9.262cm" svg:y1="15.092cm" svg:x2="8.731cm" svg:y2="15.49cm">
            <text:p/>
          </draw:line>
          <draw:line draw:style-name="gr8" draw:text-style-name="P2" draw:layer="layout" svg:x1="9.236cm" svg:y1="15.099cm" svg:x2="8.965cm" svg:y2="14.917cm">
            <text:p/>
          </draw:line>
        </draw:g>
        <draw:line draw:style-name="gr22" draw:text-style-name="P2" draw:layer="layout" svg:x1="8.995cm" svg:y1="14.314cm" svg:x2="8.996cm" svg:y2="14.975cm">
          <text:p/>
        </draw:line>
        <draw:custom-shape draw:style-name="gr11" draw:text-style-name="P4" draw:layer="layout" svg:width="0.348cm" svg:height="0.35cm" svg:x="8.812cm" svg:y="14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21.945cm" svg:y1="2.183cm" svg:x2="21.675cm" svg:y2="2.544cm">
            <text:p/>
          </draw:line>
          <draw:line draw:style-name="gr8" draw:text-style-name="P2" draw:layer="layout" svg:x1="21.086cm" svg:y1="1.84cm" svg:x2="21.679cm" svg:y2="2.543cm">
            <text:p/>
          </draw:line>
          <draw:line draw:style-name="gr8" draw:text-style-name="P2" draw:layer="layout" svg:x1="19.95cm" svg:y1="1.832cm" svg:x2="19.384cm" svg:y2="2.566cm">
            <text:p/>
          </draw:line>
          <draw:line draw:style-name="gr8" draw:text-style-name="P2" draw:layer="layout" svg:x1="21.115cm" svg:y1="1.823cm" svg:x2="20.549cm" svg:y2="2.557cm">
            <text:p/>
          </draw:line>
          <draw:line draw:style-name="gr8" draw:text-style-name="P2" draw:layer="layout" svg:x1="19.926cm" svg:y1="1.836cm" svg:x2="20.519cm" svg:y2="2.539cm">
            <text:p/>
          </draw:line>
          <draw:line draw:style-name="gr8" draw:text-style-name="P2" draw:layer="layout" svg:x1="18.776cm" svg:y1="1.867cm" svg:x2="19.369cm" svg:y2="2.57cm">
            <text:p/>
          </draw:line>
          <draw:line draw:style-name="gr8" draw:text-style-name="P2" draw:layer="layout" svg:x1="18.788cm" svg:y1="1.902cm" svg:x2="18.518cm" svg:y2="2.263cm">
            <text:p/>
          </draw:line>
        </draw:g>
        <draw:line draw:style-name="gr22" draw:text-style-name="P2" draw:layer="layout" svg:x1="17.71cm" svg:y1="2.246cm" svg:x2="18.523cm" svg:y2="2.242cm">
          <text:p/>
        </draw:line>
        <draw:line draw:style-name="gr22" draw:text-style-name="P2" draw:layer="layout" svg:x1="17.756cm" svg:y1="3.879cm" svg:x2="17.75cm" svg:y2="2.201cm">
          <text:p/>
        </draw:line>
        <draw:line draw:style-name="gr22" draw:text-style-name="P2" draw:layer="layout" svg:x1="22.76cm" svg:y1="3.037cm" svg:x2="26.035cm" svg:y2="3.043cm">
          <text:p/>
        </draw:line>
        <draw:line draw:style-name="gr22" draw:text-style-name="P2" draw:layer="layout" svg:x1="22.728cm" svg:y1="2.222cm" svg:x2="21.903cm" svg:y2="2.205cm">
          <text:p/>
        </draw:line>
        <draw:line draw:style-name="gr22" draw:text-style-name="P2" draw:layer="layout" svg:x1="22.773cm" svg:y1="3.828cm" svg:x2="22.767cm" svg:y2="2.15cm">
          <text:p/>
        </draw:line>
        <draw:line draw:style-name="gr22" draw:text-style-name="P2" draw:layer="layout" svg:x1="16.423cm" svg:y1="3.05cm" svg:x2="17.753cm" svg:y2="3.043cm">
          <text:p/>
        </draw:line>
        <draw:frame draw:style-name="gr33" draw:text-style-name="P11" draw:layer="layout" svg:width="2.438cm" svg:height="0.839cm" svg:x="18.888cm" svg:y="1cm">
          <draw:text-box>
            <text:p text:style-name="P10"><text:span text:style-name="T5">100kΩ</text:span></text:p>
          </draw:text-box>
        </draw:frame>
        <draw:g>
          <draw:line draw:style-name="gr8" draw:text-style-name="P2" draw:layer="layout" svg:x1="20.028cm" svg:y1="3.792cm" svg:x2="19.897cm" svg:y2="4.125cm">
            <text:p/>
          </draw:line>
          <draw:line draw:style-name="gr8" draw:text-style-name="P2" draw:layer="layout" svg:x1="19.607cm" svg:y1="3.482cm" svg:x2="19.9cm" svg:y2="4.125cm">
            <text:p/>
          </draw:line>
          <draw:line draw:style-name="gr8" draw:text-style-name="P2" draw:layer="layout" svg:x1="19.05cm" svg:y1="3.481cm" svg:x2="18.775cm" svg:y2="4.159cm">
            <text:p/>
          </draw:line>
          <draw:line draw:style-name="gr8" draw:text-style-name="P2" draw:layer="layout" svg:x1="19.621cm" svg:y1="3.466cm" svg:x2="19.346cm" svg:y2="4.144cm">
            <text:p/>
          </draw:line>
          <draw:line draw:style-name="gr8" draw:text-style-name="P2" draw:layer="layout" svg:x1="19.039cm" svg:y1="3.485cm" svg:x2="19.332cm" svg:y2="4.128cm">
            <text:p/>
          </draw:line>
          <draw:line draw:style-name="gr8" draw:text-style-name="P2" draw:layer="layout" svg:x1="18.476cm" svg:y1="3.52cm" svg:x2="18.769cm" svg:y2="4.163cm">
            <text:p/>
          </draw:line>
          <draw:line draw:style-name="gr8" draw:text-style-name="P2" draw:layer="layout" svg:x1="18.481cm" svg:y1="3.552cm" svg:x2="18.35cm" svg:y2="3.885cm">
            <text:p/>
          </draw:line>
        </draw:g>
        <draw:line draw:style-name="gr22" draw:text-style-name="P2" draw:layer="layout" svg:x1="17.7cm" svg:y1="3.863cm" svg:x2="18.375cm" svg:y2="3.864cm">
          <text:p/>
        </draw:line>
        <draw:frame draw:style-name="gr34" draw:text-style-name="P11" draw:layer="layout" svg:width="2.1cm" svg:height="1.427cm" svg:x="18.431cm" svg:y="4.207cm">
          <draw:text-box>
            <text:p text:style-name="P10"><text:span text:style-name="T5">10kΩ</text:span></text:p>
          </draw:text-box>
        </draw:frame>
        <draw:g>
          <draw:line draw:style-name="gr8" draw:text-style-name="P2" draw:layer="layout" svg:x1="22.226cm" svg:y1="3.766cm" svg:x2="22.095cm" svg:y2="4.099cm">
            <text:p/>
          </draw:line>
          <draw:line draw:style-name="gr8" draw:text-style-name="P2" draw:layer="layout" svg:x1="21.805cm" svg:y1="3.456cm" svg:x2="22.098cm" svg:y2="4.099cm">
            <text:p/>
          </draw:line>
          <draw:line draw:style-name="gr8" draw:text-style-name="P2" draw:layer="layout" svg:x1="21.248cm" svg:y1="3.455cm" svg:x2="20.973cm" svg:y2="4.133cm">
            <text:p/>
          </draw:line>
          <draw:line draw:style-name="gr8" draw:text-style-name="P2" draw:layer="layout" svg:x1="21.818cm" svg:y1="3.44cm" svg:x2="21.543cm" svg:y2="4.118cm">
            <text:p/>
          </draw:line>
          <draw:line draw:style-name="gr8" draw:text-style-name="P2" draw:layer="layout" svg:x1="21.236cm" svg:y1="3.459cm" svg:x2="21.529cm" svg:y2="4.102cm">
            <text:p/>
          </draw:line>
          <draw:line draw:style-name="gr8" draw:text-style-name="P2" draw:layer="layout" svg:x1="20.673cm" svg:y1="3.494cm" svg:x2="20.966cm" svg:y2="4.137cm">
            <text:p/>
          </draw:line>
          <draw:line draw:style-name="gr8" draw:text-style-name="P2" draw:layer="layout" svg:x1="20.678cm" svg:y1="3.526cm" svg:x2="20.547cm" svg:y2="3.859cm">
            <text:p/>
          </draw:line>
        </draw:g>
        <draw:frame draw:style-name="gr35" draw:text-style-name="P11" draw:layer="layout" svg:width="1.966cm" svg:height="1.427cm" svg:x="20.629cm" svg:y="4.206cm">
          <draw:text-box>
            <text:p text:style-name="P10"><text:span text:style-name="T5">10kΩ</text:span></text:p>
          </draw:text-box>
        </draw:frame>
        <draw:line draw:style-name="gr22" draw:text-style-name="P2" draw:layer="layout" svg:x1="19.994cm" svg:y1="3.838cm" svg:x2="20.534cm" svg:y2="3.838cm">
          <text:p/>
        </draw:line>
        <draw:line draw:style-name="gr22" draw:text-style-name="P2" draw:layer="layout" svg:x1="22.209cm" svg:y1="3.811cm" svg:x2="22.806cm" svg:y2="3.812cm">
          <text:p/>
        </draw:line>
        <draw:custom-shape draw:style-name="gr11" draw:text-style-name="P4" draw:layer="layout" svg:width="0.348cm" svg:height="0.35cm" svg:x="20.135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24.023cm" svg:y1="2.974cm" svg:x2="23.998cm" svg:y2="6.006cm">
          <text:p/>
        </draw:line>
        <draw:line draw:style-name="gr22" draw:text-style-name="P2" draw:layer="layout" svg:x1="21.008cm" svg:y1="5.98cm" svg:x2="24.025cm" svg:y2="5.98cm">
          <text:p/>
        </draw:line>
        <draw:g>
          <draw:line draw:style-name="gr8" draw:text-style-name="P2" draw:layer="layout" svg:x1="19.987cm" svg:y1="9.918cm" svg:x2="22.003cm" svg:y2="9.918cm">
            <text:p/>
          </draw:line>
          <draw:line draw:style-name="gr8" draw:text-style-name="P2" draw:layer="layout" svg:x1="19.987cm" svg:y1="9.918cm" svg:x2="22.003cm" svg:y2="9.918cm">
            <text:p/>
          </draw:line>
          <draw:line draw:style-name="gr8" draw:text-style-name="P2" draw:layer="layout" svg:x1="19.987cm" svg:y1="10.573cm" svg:x2="22.003cm" svg:y2="10.573cm">
            <text:p/>
          </draw:line>
          <draw:line draw:style-name="gr8" draw:text-style-name="P2" draw:layer="layout" svg:x1="20.981cm" svg:y1="11.459cm" svg:x2="20.997cm" svg:y2="10.568cm">
            <text:p/>
          </draw:line>
          <draw:line draw:style-name="gr8" draw:text-style-name="P2" draw:layer="layout" svg:x1="20.981cm" svg:y1="9.931cm" svg:x2="20.997cm" svg:y2="9.04cm">
            <text:p/>
          </draw:line>
        </draw:g>
        <draw:g>
          <draw:line draw:style-name="gr8" draw:text-style-name="P2" draw:layer="layout" svg:x1="17.419cm" svg:y1="12.987cm" svg:x2="19.435cm" svg:y2="12.987cm">
            <text:p/>
          </draw:line>
          <draw:line draw:style-name="gr8" draw:text-style-name="P2" draw:layer="layout" svg:x1="17.419cm" svg:y1="12.987cm" svg:x2="19.435cm" svg:y2="12.987cm">
            <text:p/>
          </draw:line>
          <draw:line draw:style-name="gr8" draw:text-style-name="P2" draw:layer="layout" svg:x1="17.419cm" svg:y1="13.642cm" svg:x2="19.435cm" svg:y2="13.642cm">
            <text:p/>
          </draw:line>
          <draw:line draw:style-name="gr8" draw:text-style-name="P2" draw:layer="layout" svg:x1="18.413cm" svg:y1="14.528cm" svg:x2="18.429cm" svg:y2="13.637cm">
            <text:p/>
          </draw:line>
          <draw:line draw:style-name="gr8" draw:text-style-name="P2" draw:layer="layout" svg:x1="18.413cm" svg:y1="13cm" svg:x2="18.429cm" svg:y2="12.109cm">
            <text:p/>
          </draw:line>
        </draw:g>
        <draw:g>
          <draw:line draw:style-name="gr8" draw:text-style-name="P2" draw:layer="layout" svg:x1="19.986cm" svg:y1="12.987cm" svg:x2="22.002cm" svg:y2="12.987cm">
            <text:p/>
          </draw:line>
          <draw:line draw:style-name="gr8" draw:text-style-name="P2" draw:layer="layout" svg:x1="19.986cm" svg:y1="12.987cm" svg:x2="22.002cm" svg:y2="12.987cm">
            <text:p/>
          </draw:line>
          <draw:line draw:style-name="gr8" draw:text-style-name="P2" draw:layer="layout" svg:x1="19.986cm" svg:y1="13.642cm" svg:x2="22.002cm" svg:y2="13.642cm">
            <text:p/>
          </draw:line>
          <draw:line draw:style-name="gr8" draw:text-style-name="P2" draw:layer="layout" svg:x1="20.98cm" svg:y1="14.528cm" svg:x2="20.996cm" svg:y2="13.637cm">
            <text:p/>
          </draw:line>
          <draw:line draw:style-name="gr8" draw:text-style-name="P2" draw:layer="layout" svg:x1="20.98cm" svg:y1="13cm" svg:x2="20.996cm" svg:y2="12.109cm">
            <text:p/>
          </draw:line>
        </draw:g>
        <draw:g>
          <draw:line draw:style-name="gr8" draw:text-style-name="P2" draw:layer="layout" svg:x1="22.554cm" svg:y1="12.988cm" svg:x2="24.57cm" svg:y2="12.988cm">
            <text:p/>
          </draw:line>
          <draw:line draw:style-name="gr8" draw:text-style-name="P2" draw:layer="layout" svg:x1="22.554cm" svg:y1="12.988cm" svg:x2="24.57cm" svg:y2="12.988cm">
            <text:p/>
          </draw:line>
          <draw:line draw:style-name="gr8" draw:text-style-name="P2" draw:layer="layout" svg:x1="22.554cm" svg:y1="13.643cm" svg:x2="24.57cm" svg:y2="13.643cm">
            <text:p/>
          </draw:line>
          <draw:line draw:style-name="gr8" draw:text-style-name="P2" draw:layer="layout" svg:x1="23.548cm" svg:y1="14.529cm" svg:x2="23.564cm" svg:y2="13.638cm">
            <text:p/>
          </draw:line>
          <draw:line draw:style-name="gr8" draw:text-style-name="P2" draw:layer="layout" svg:x1="23.548cm" svg:y1="13.001cm" svg:x2="23.564cm" svg:y2="12.11cm">
            <text:p/>
          </draw:line>
        </draw:g>
        <draw:line draw:style-name="gr22" draw:text-style-name="P2" draw:layer="layout" svg:x1="18.388cm" svg:y1="12.065cm" svg:x2="23.601cm" svg:y2="12.065cm">
          <text:p/>
        </draw:line>
        <draw:line draw:style-name="gr22" draw:text-style-name="P2" draw:layer="layout" svg:x1="20.983cm" svg:y1="5.928cm" svg:x2="20.981cm" svg:y2="6.958cm">
          <text:p/>
        </draw:line>
        <draw:line draw:style-name="gr22" draw:text-style-name="P2" draw:layer="layout" svg:x1="20.981cm" svg:y1="8.573cm" svg:x2="20.981cm" svg:y2="9.208cm">
          <text:p/>
        </draw:line>
        <draw:custom-shape draw:style-name="gr11" draw:text-style-name="P4" draw:layer="layout" svg:width="0.348cm" svg:height="0.35cm" svg:x="20.822cm" svg:y="8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20.982cm" svg:y1="11.456cm" svg:x2="20.981cm" svg:y2="12.223cm">
          <text:p/>
        </draw:line>
        <draw:custom-shape draw:style-name="gr11" draw:text-style-name="P4" draw:layer="layout" svg:width="0.348cm" svg:height="0.35cm" svg:x="20.824cm" svg:y="1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8.389cm" svg:y1="14.473cm" svg:x2="23.602cm" svg:y2="14.473cm">
          <text:p/>
        </draw:line>
        <draw:line draw:style-name="gr22" draw:text-style-name="P2" draw:layer="layout" svg:x1="20.981cm" svg:y1="14.564cm" svg:x2="20.955cm" svg:y2="17.939cm">
          <text:p/>
        </draw:line>
        <draw:custom-shape draw:style-name="gr11" draw:text-style-name="P4" draw:layer="layout" svg:width="0.348cm" svg:height="0.35cm" svg:x="20.799cm" svg:y="14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1" draw:layer="layout" svg:width="1.571cm" svg:height="0.846cm" svg:x="16.923cm" svg:y="12.119cm">
          <draw:text-box>
            <text:p text:style-name="P10"><text:span text:style-name="T5">1μF</text:span></text:p>
          </draw:text-box>
        </draw:frame>
        <draw:frame draw:style-name="gr37" draw:text-style-name="P11" draw:layer="layout" svg:width="2.498cm" svg:height="1.427cm" svg:x="18.061cm" svg:y="9.872cm">
          <draw:text-box>
            <text:p text:style-name="P10"><text:span text:style-name="T5">220nF</text:span></text:p>
          </draw:text-box>
        </draw:frame>
        <draw:frame draw:style-name="gr38" draw:text-style-name="P11" draw:layer="layout" svg:width="2.498cm" svg:height="1.427cm" svg:x="18.087cm" svg:y="7.148cm">
          <draw:text-box>
            <text:p text:style-name="P10"><text:span text:style-name="T5">220nF</text:span></text:p>
          </draw:text-box>
        </draw:frame>
        <draw:custom-shape draw:style-name="gr11" draw:text-style-name="P4" draw:layer="layout" svg:width="0.348cm" svg:height="0.35cm" svg:x="23.866cm" svg:y="2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26.035cm" svg:y1="18.045cm" svg:x2="26.035cm" svg:y2="12.673cm">
          <text:p/>
        </draw:line>
        <draw:g>
          <draw:line draw:style-name="gr8" draw:text-style-name="P2" draw:layer="layout" svg:x1="26.094cm" svg:y1="12.7cm" svg:x2="25.663cm" svg:y2="12.34cm">
            <text:p/>
          </draw:line>
          <draw:line draw:style-name="gr8" draw:text-style-name="P2" draw:layer="layout" svg:x1="26.51cm" svg:y1="11.562cm" svg:x2="25.664cm" svg:y2="12.346cm">
            <text:p/>
          </draw:line>
          <draw:line draw:style-name="gr8" draw:text-style-name="P2" draw:layer="layout" svg:x1="26.526cm" svg:y1="10.053cm" svg:x2="25.649cm" svg:y2="9.298cm">
            <text:p/>
          </draw:line>
          <draw:line draw:style-name="gr8" draw:text-style-name="P2" draw:layer="layout" svg:x1="26.53cm" svg:y1="11.6cm" svg:x2="25.653cm" svg:y2="10.845cm">
            <text:p/>
          </draw:line>
          <draw:line draw:style-name="gr8" draw:text-style-name="P2" draw:layer="layout" svg:x1="26.521cm" svg:y1="10.022cm" svg:x2="25.675cm" svg:y2="10.806cm">
            <text:p/>
          </draw:line>
          <draw:line draw:style-name="gr8" draw:text-style-name="P2" draw:layer="layout" svg:x1="26.49cm" svg:y1="8.494cm" svg:x2="25.644cm" svg:y2="9.278cm">
            <text:p/>
          </draw:line>
          <draw:line draw:style-name="gr8" draw:text-style-name="P2" draw:layer="layout" svg:x1="26.448cm" svg:y1="8.509cm" svg:x2="26.017cm" svg:y2="8.149cm">
            <text:p/>
          </draw:line>
        </draw:g>
        <draw:line draw:style-name="gr22" draw:text-style-name="P2" draw:layer="layout" svg:x1="25.982cm" svg:y1="8.176cm" svg:x2="25.982cm" svg:y2="2.989cm">
          <text:p/>
        </draw:line>
        <draw:frame draw:style-name="gr39" draw:text-style-name="P11" draw:layer="layout" svg:width="1.571cm" svg:height="0.846cm" svg:x="19.411cm" svg:y="12.119cm">
          <draw:text-box>
            <text:p text:style-name="P10"><text:span text:style-name="T5">1μF</text:span></text:p>
          </draw:text-box>
        </draw:frame>
        <draw:frame draw:style-name="gr40" draw:text-style-name="P11" draw:layer="layout" svg:width="1.571cm" svg:height="0.846cm" svg:x="22.004cm" svg:y="12.119cm">
          <draw:text-box>
            <text:p text:style-name="P10"><text:span text:style-name="T5">1μF</text:span></text:p>
          </draw:text-box>
        </draw:frame>
        <draw:frame draw:style-name="gr41" draw:text-style-name="P13" draw:layer="layout" svg:width="3.383cm" svg:height="1.554cm" svg:x="23.551cm" svg:y="9.573cm">
          <draw:text-box>
            <text:p text:style-name="P12"><text:span text:style-name="T6">R</text:span><text:span text:style-name="T7">Load</text:span><text:span text:style-name="T8">=8</text:span><text:span text:style-name="T9">Ω</text:span></text:p>
          </draw:text-box>
        </draw:frame>
        <draw:custom-shape draw:style-name="gr42" draw:text-style-name="P4" draw:layer="layout" svg:width="7.228cm" svg:height="17.706cm" svg:x="1cm" svg:y="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0.187cm" svg:height="17.706cm" svg:x="16.853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solid" draw:fill-color="#ff972f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solid" draw:fill-color="#158466" draw:opacity="40%" draw:shadow-opacity="40%"/>
    </style:style>
    <style:style style:name="Untitled1" style:family="graphic" style:parent-style-name="standard">
      <style:graphic-properties draw:fill="solid" draw:fill-color="#f10d0c" draw:fill-gradient-name="Gradient_20_2" draw:fill-hatch-name="Hatching_20_1" draw:fill-image-name="Bitmap_20_1" draw:opacity="40%" draw:shadow-opacity="4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5T14:08:01.736408139</dc:date>
    <meta:editing-duration>PT22H1M46S</meta:editing-duration>
    <meta:editing-cycles>26</meta:editing-cycles>
    <meta:generator>LibreOffice/6.4.7.2$Linux_X86_64 LibreOffice_project/40$Build-2</meta:generator>
    <meta:document-statistic meta:object-count="350"/>
  </office:meta>
</office:document-meta>
</file>